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0"/>
    <style:style style:name="ce15" style:family="table-cell" style:parent-style-name="Good" style:data-style-name="N3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8" style:family="table-cell" style:parent-style-name="Good" style:data-style-name="N30"/>
    <style:style style:name="ce19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Neutr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1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3" office:value-type="string" calcext:value-type="string">
            <text:p>*</text:p>
          </table:table-cell>
          <table:table-cell table:style-name="ce18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3" office:value-type="string" calcext:value-type="string">
            <text:p>*</text:p>
          </table:table-cell>
          <table:table-cell table:style-name="ce18" office:value-type="string" calcext:value-type="string">
            <text:p>1.1-240525-RC2-repack1</text:p>
          </table:table-cell>
          <table:table-cell/>
        </table:table-row>
        <table:table-row table:style-name="ro1" table:number-rows-repeated="8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16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7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7" table:number-rows-spanned="1">
            <text:p>将1.1-240602-R1-repack1重命名为1.2-240602-stable，作为稳定版运行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/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/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6-02T13:16:37.729079198</dc:date>
    <meta:editing-duration>PT8H31M33S</meta:editing-duration>
    <meta:editing-cycles>37</meta:editing-cycles>
    <meta:generator>LibreOffice/7.3.7.2$Linux_AARCH64 LibreOffice_project/30$Build-2</meta:generator>
    <meta:document-statistic meta:table-count="2" meta:cell-count="103" meta:object-count="0"/>
  </office:meta>
</office:document-meta>
</file>